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316f" officeooo:paragraph-rsid="0012316f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#292929</text:p>
      <text:p text:style-name="P1">#C7AE6A</text:p>
      <text:p text:style-name="P1">#424242</text:p>
      <text:p text:style-name="P1">#0F0F0F</text:p>
      <text:p text:style-name="P1">#d5c28f</text:p>
      <text:p text:style-name="P1">#b99a4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4:58:43.392000000</meta:creation-date>
    <meta:generator>LibreOffice/24.8.4.2$Windows_X86_64 LibreOffice_project/bb3cfa12c7b1bf994ecc5649a80400d06cd71002</meta:generator>
    <dc:date>2025-01-11T15:01:29.685000000</dc:date>
    <meta:editing-duration>PT2M46S</meta:editing-duration>
    <meta:editing-cycles>1</meta:editing-cycles>
    <meta:document-statistic meta:table-count="0" meta:image-count="0" meta:object-count="0" meta:page-count="1" meta:paragraph-count="6" meta:word-count="6" meta:character-count="42" meta:non-whitespace-character-count="42"/>
  </office:meta>
</office:document-meta>
</file>